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energy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12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8T12:19:30.68</dc:date>
    <meta:editing-duration>PT8H32M55S</meta:editing-duration>
    <meta:editing-cycles>203</meta:editing-cycles>
    <meta:generator>OpenOffice/4.1.14$Win32 OpenOffice.org_project/4114m1$Build-9811</meta:generator>
    <dc:creator>Cecil La</dc:creator>
    <meta:document-statistic meta:table-count="2" meta:cell-count="4932" meta:object-count="0"/>
  </office:meta>
</office:document-meta>
</file>